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e576" officeooo:paragraph-rsid="000ce576"/>
    </style:style>
    <style:style style:name="P2" style:family="paragraph" style:parent-style-name="Standard">
      <style:text-properties officeooo:rsid="000e1a9e" officeooo:paragraph-rsid="000e1a9e"/>
    </style:style>
    <style:style style:name="P3" style:family="paragraph" style:parent-style-name="Standard">
      <style:text-properties style:font-name="Bradley Hand ITC" fo:font-size="14pt" fo:text-shadow="none" fo:font-weight="normal" officeooo:rsid="000e1a9e" officeooo:paragraph-rsid="000e1a9e" style:font-size-asian="14pt" style:font-weight-asian="normal" style:font-size-complex="14pt" style:font-weight-complex="normal" style:font-relief="emboss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</text:p>
      <text:p text:style-name="P1"/>
      <text:p text:style-name="P3">D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radley Hand ITC" svg:font-family="'Bradley Hand ITC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23T14:50:58.951000000</meta:creation-date>
    <meta:editing-cycles>4</meta:editing-cycles>
    <meta:editing-duration>PT10M26S</meta:editing-duration>
    <dc:title>Document met titel</dc:title>
    <dc:date>2022-10-10T11:58:09.701416079</dc:date>
    <meta:generator>LibreOfficeDev/7.5.0.0.alpha0$Linux_X86_64 LibreOffice_project/e4675b6de493f738d8d62992483e2d6b4ff52eb4</meta:generator>
    <meta:document-statistic meta:table-count="0" meta:image-count="0" meta:object-count="0" meta:page-count="1" meta:paragraph-count="2" meta:word-count="2" meta:character-count="4" meta:non-whitespace-character-count="4"/>
  </office:meta>
</office:document-meta>
</file>